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Roman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6.001cm" fo:break-before="auto" fo:break-after="auto" table:align="margins"/>
    </style:style>
    <style:style style:name="Table2.A" style:family="table-column">
      <style:table-column-properties style:column-width="2cm" style:rel-column-width="1134*"/>
    </style:style>
    <style:style style:name="Table2.B" style:family="table-column">
      <style:table-column-properties style:column-width="4.001cm" style:rel-column-width="2268*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text-properties style:font-name="Bitstream Vera Sans1"/>
    </style:style>
    <style:style style:name="P3" style:family="paragraph" style:parent-style-name="Standard">
      <style:paragraph-properties fo:text-align="justify" style:justify-single-word="false"/>
      <style:text-properties style:font-name="Bitstream Vera Sans1"/>
    </style:style>
    <style:style style:name="P4" style:family="paragraph" style:parent-style-name="Standard">
      <style:text-properties style:font-name="Bitstream Vera Sans1" fo:font-weight="bold" style:font-weight-asian="bold" style:font-weight-complex="bold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.101cm"/>
    </style:style>
    <style:style style:name="P7" style:family="paragraph" style:parent-style-name="Text_20_body">
      <style:paragraph-properties fo:margin-top="0cm" fo:margin-bottom="0.101cm"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margin-top="0cm" fo:margin-bottom="0.101cm"/>
    </style:style>
    <style:style style:name="P9" style:family="paragraph" style:parent-style-name="Standard">
      <style:paragraph-properties fo:text-align="justify" style:justify-single-word="false"/>
      <style:text-properties style:font-name="Bitstream Vera Sans1"/>
    </style:style>
    <style:style style:name="P10" style:family="paragraph" style:parent-style-name="Standard">
      <style:paragraph-properties fo:text-align="start" style:justify-single-word="false"/>
      <style:text-properties style:font-name="Bitstream Vera Sans1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itstream Vera Sans1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cm"/>
          <style:tab-stop style:position="2cm"/>
          <style:tab-stop style:position="5.98cm" style:type="right"/>
        </style:tab-stops>
      </style:paragraph-properties>
      <style:text-properties style:font-name="Bitstream Vera Sans1"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Bitstream Vera Sans1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98cm" style:type="right"/>
        </style:tab-stops>
      </style:paragraph-properties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>
        <style:tab-stops>
          <style:tab-stop style:position="2.99cm"/>
        </style:tab-stops>
      </style:paragraph-properties>
    </style:style>
    <style:style style:name="P19" style:family="paragraph" style:parent-style-name="Standard">
      <style:paragraph-properties fo:margin-left="0.503cm" fo:margin-right="0cm" fo:text-align="start" style:justify-single-word="false" fo:text-indent="-0.50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20" style:family="paragraph" style:parent-style-name="Standard">
      <style:paragraph-properties fo:margin-left="0.503cm" fo:margin-right="0cm" fo:text-indent="-0.503cm" style:auto-text-indent="false" style:shadow="non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21" style:family="paragraph" style:parent-style-name="Standard">
      <style:paragraph-properties fo:margin-left="0.499cm" fo:margin-right="0cm" fo:margin-top="0cm" fo:margin-bottom="0.101cm" fo:text-align="justify" style:justify-single-word="false" fo:text-indent="-0.499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Bitstream Vera Sans1"/>
    </style:style>
    <style:style style:name="P22" style:family="paragraph" style:parent-style-name="Standard">
      <style:paragraph-properties fo:margin-left="0.499cm" fo:margin-right="0cm" fo:text-align="justify" style:justify-single-word="false" fo:text-indent="-0.499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Bitstream Vera Sans1"/>
    </style:style>
    <style:style style:name="P23" style:family="paragraph" style:parent-style-name="Standard">
      <style:paragraph-properties fo:margin-left="0.499cm" fo:margin-right="0cm" fo:text-align="justify" style:justify-single-word="false" fo:text-indent="-0.499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Bitstream Vera Sans1" fo:font-weight="bold" style:font-weight-asian="bold" style:font-weight-complex="bold"/>
    </style:style>
    <style:style style:name="P24" style:family="paragraph" style:parent-style-name="Standard">
      <style:paragraph-properties fo:margin-left="0.499cm" fo:margin-right="0cm" fo:text-indent="-0.499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25" style:family="paragraph" style:parent-style-name="Standard">
      <style:paragraph-properties fo:margin-left="0.499cm" fo:margin-right="0cm" fo:text-indent="-0.499cm" style:auto-text-indent="false">
        <style:tab-stops>
          <style:tab-stop style:position="5.53cm" style:type="right"/>
        </style:tab-stops>
      </style:paragraph-properties>
    </style:style>
    <style:style style:name="P26" style:family="paragraph" style:parent-style-name="Standard">
      <style:paragraph-properties fo:margin-top="0cm" fo:margin-bottom="0.101cm"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margin-top="0cm" fo:margin-bottom="0.101cm"/>
      <style:text-properties style:font-name="Bitstream Vera Sans1"/>
    </style:style>
    <style:style style:name="P28" style:family="paragraph" style:parent-style-name="Text_20_body">
      <style:paragraph-properties fo:margin-top="0cm" fo:margin-bottom="0.101cm" fo:text-align="start" style:justify-single-word="false"/>
      <style:text-properties fo:font-weight="bold" style:font-weight-asian="bold" style:font-weight-complex="bold"/>
    </style:style>
    <style:style style:name="P29" style:family="paragraph" style:parent-style-name="Heading_20_2">
      <style:text-properties style:font-name="Bitstream Vera Sans1"/>
    </style:style>
    <style:style style:name="P30" style:family="paragraph" style:parent-style-name="Heading_20_2">
      <style:paragraph-properties fo:break-before="column"/>
    </style:style>
    <style:style style:name="T1" style:family="text">
      <style:text-properties style:font-name="Bitstream Vera Sans1"/>
    </style:style>
    <style:style style:name="T2" style:family="text">
      <style:text-properties style:font-name="Bitstream Vera Sans1" fo:font-size="10pt" style:font-size-asian="10pt" style:font-size-complex="10pt"/>
    </style:style>
    <style:style style:name="T3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Bitstream Vera Sans1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DejaVu Sans1" fo:font-size="10pt" fo:font-weight="normal" style:font-name-asian="DejaVu Sans1" style:font-size-asian="10pt" style:font-weight-asian="normal" style:font-name-complex="DejaVu Sans1" style:font-size-complex="10pt" style:font-weight-complex="normal"/>
    </style:style>
    <style:style style:name="T18" style:family="text">
      <style:text-properties fo:font-size="10pt" fo:font-style="normal" style:font-size-asian="10pt" style:font-style-asian="normal" style:font-size-complex="10pt" style:font-style-complex="normal"/>
    </style:style>
    <style:style style:name="T1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DejaVu Sans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DejaVu Sans1"/>
    </style:style>
    <style:style style:name="T23" style:family="text">
      <style:text-properties style:font-weight-asian="bold"/>
    </style:style>
    <style:style style:name="T24" style:family="text">
      <style:text-properties style:font-weight-complex="bold"/>
    </style:style>
    <style:style style:name="T25" style:family="text">
      <style:text-properties style:font-style-asian="normal"/>
    </style:style>
    <style:style style:name="T26" style:family="text">
      <style:text-properties style:font-style-complex="normal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1701*" fo:start-indent="0cm" fo:end-indent="0cm"/>
          <style:column style:rel-width="1701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1702*" fo:start-indent="0cm" fo:end-indent="0cm"/>
          <style:column style:rel-width="1702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tatements</text:h>
      <text:p text:style-name="Standard"><text:span text:style-name="T6">import</text:span><text:span text:style-name="T2"> </text:span><text:span text:style-name="T3">module<text:line-break/></text:span><text:span text:style-name="T5">import</text:span><text:span text:style-name="T4"> module </text:span><text:span text:style-name="T5">as</text:span><text:span text:style-name="T4"> alias</text:span><text:span text:style-name="T3"><text:line-break/></text:span><text:span text:style-name="T5">import</text:span><text:span text:style-name="T3"> module.member</text:span><text:span text:style-name="T2"><text:line-break/></text:span><text:span text:style-name="T6">from</text:span><text:span text:style-name="T2"> </text:span><text:span text:style-name="T3">module</text:span><text:span text:style-name="T2"> </text:span><text:span text:style-name="T6">import </text:span><text:span text:style-name="T7">member, </text:span><text:span text:style-name="T17">‥</text:span></text:p>
      <text:p text:style-name="P2"><text:span text:style-name="T10">print</text:span> <text:span text:style-name="T11">expr, ‥</text:span></text:p>
      <text:p text:style-name="P2"><text:span text:style-name="T16">variable = </text:span><text:span text:style-name="T12">expr<text:line-break/></text:span><text:span text:style-name="T10">del</text:span> <text:span text:style-name="T11">variable</text:span></text:p>
      <text:p text:style-name="P2"><text:span text:style-name="T10">if</text:span> <text:span text:style-name="T11">condition</text:span>:<text:line-break/><text:tab/><text:span text:style-name="T11">suite <text:s/>‥</text:span><text:line-break/><text:span text:style-name="T10">elif</text:span> <text:span text:style-name="T11">condition</text:span>:<text:line-break/><text:tab/><text:span text:style-name="T11">suite <text:s/>‥</text:span><text:line-break/><text:span text:style-name="T10">else</text:span>:<text:line-break/><text:tab/><text:span text:style-name="T11">suite <text:s/>‥</text:span></text:p>
      <text:p text:style-name="P2"><text:span text:style-name="T10">for</text:span> variable <text:span text:style-name="T10">in</text:span> <text:span text:style-name="T11">iterable</text:span>:<text:line-break/><text:tab/><text:span text:style-name="T11">suite ‥</text:span></text:p>
      <text:p text:style-name="P2"><text:span text:style-name="T10">while</text:span> <text:span text:style-name="T11">condition</text:span>:<text:line-break/><text:tab/> <text:span text:style-name="T11">suite ‥</text:span></text:p>
      <text:p text:style-name="P4">break</text:p>
      <text:p text:style-name="P4">continue</text:p>
      <text:p text:style-name="P2"><text:span text:style-name="T10">def</text:span> a_function(<text:span text:style-name="T11">arg, ‥ </text:span>):<text:line-break/><text:tab/>'''Docstring.'''<text:line-break/><text:tab/><text:span text:style-name="T10">global</text:span> variable<text:line-break/><text:tab/><text:span text:style-name="T11">suite ‥</text:span><text:line-break/><text:tab/><text:span text:style-name="T10">return</text:span> <text:span text:style-name="T11">expr</text:span></text:p>
      <text:p text:style-name="P2"><text:span text:style-name="T10">class</text:span> AClass(object):<text:line-break/><text:tab/>'''Docstring.'''<text:line-break/><text:tab/><text:span text:style-name="T11">suite</text:span><text:line-break/><text:tab/>def __init__(self, <text:span text:style-name="T14">arg, </text:span><text:span text:style-name="T11">‥ </text:span><text:span text:style-name="T14">):</text:span><text:line-break/><text:tab/><text:tab/> <text:span text:style-name="T11">suite ‥</text:span></text:p>
      <text:p text:style-name="P2"><text:span text:style-name="T10">try</text:span>:<text:line-break/><text:tab/><text:span text:style-name="T11">suite </text:span><text:span text:style-name="T11">‥</text:span><text:line-break/><text:span text:style-name="T10">except</text:span> <text:span text:style-name="T11">expr</text:span><text:span text:style-name="T14">, </text:span><text:span text:style-name="T11">‥ </text:span>:<text:tab/><text:line-break/><text:tab/><text:span text:style-name="T11">suite</text:span><text:span text:style-name="T11"> ‥</text:span><text:line-break/><text:span text:style-name="T10">finally</text:span>:<text:line-break/><text:tab/><text:span text:style-name="T11">suite</text:span><text:span text:style-name="T11"> ‥</text:span></text:p>
      <text:p text:style-name="P2"><text:span text:style-name="T10">assert</text:span> <text:span text:style-name="T11">expr</text:span></text:p>
      <text:p text:style-name="P2"><text:span text:style-name="T10">raise</text:span> <text:span text:style-name="T11">exception</text:span></text:p>
      <text:p text:style-name="P2"><text:span text:style-name="T10">exec</text:span> <text:span text:style-name="T11">expr</text:span></text:p>
      <text:p text:style-name="P4">pass</text:p>
      <text:p text:style-name="P2"><text:span text:style-name="T10">with</text:span> <text:span text:style-name="T11">expr</text:span> <text:span text:style-name="T10">as</text:span> variable:<text:line-break/><text:tab/><text:span text:style-name="T11">suite ‥</text:span></text:p>
      <text:p text:style-name="P2"><text:span text:style-name="T10">def</text:span> a_generator(<text:span text:style-name="T11">arg</text:span>, <text:span text:style-name="T11">‥ </text:span>):<text:line-break/><text:tab/>'''Docstring.'''<text:line-break/><text:tab/><text:span text:style-name="T11">suite ‥</text:span><text:line-break/><text:tab/><text:span text:style-name="T10">yield</text:span> <text:span text:style-name="T11">expr</text:span></text:p>
      <text:h text:style-name="P30" text:outline-level="2">Literals</text:h>
      <text:p text:style-name="P28">42 1e6 3.14 1+3j 0x1F 0b10</text:p>
      <text:p text:style-name="P28">'String' “string” '''docstring'''</text:p>
      <text:p text:style-name="P28">r'Raw' b'Bytes' u'Unicode'</text:p>
      <text:p text:style-name="P28">[] [<text:span text:style-name="T12">expr</text:span>, <text:span text:style-name="T16">‥</text:span> ] () (<text:span text:style-name="T12">expr</text:span>, <text:span text:style-name="T16">‥</text:span> ) </text:p>
      <text:p text:style-name="P28">{} {<text:span text:style-name="T12">expr</text:span>: <text:span text:style-name="T12">expr</text:span>, <text:span text:style-name="T16">‥</text:span> }</text:p>
      <text:h text:style-name="Heading_20_2" text:outline-level="2">Operators </text:h>
      <text:p text:style-name="P6">`<text:span text:style-name="T11">expr</text:span>`</text:p>
      <text:p text:style-name="P7"><text:span text:style-name="T14">x[i:j:k]</text:span></text:p>
      <text:p text:style-name="P7">x<text:span text:style-name="T14">[i] x[key]</text:span></text:p>
      <text:p text:style-name="P7">x<text:span text:style-name="T14">.</text:span>attribute</text:p>
      <text:p text:style-name="P6">x ** y</text:p>
      <text:p text:style-name="P6">~<text:span text:style-name="T11">x </text:span></text:p>
      <text:p text:style-name="P6">+<text:span text:style-name="T11">x</text:span>, -<text:span text:style-name="T11">x </text:span></text:p>
      <text:p text:style-name="P6">* / % </text:p>
      <text:p text:style-name="P6">+ - </text:p>
      <text:p text:style-name="P6">&lt;&lt; &gt;&gt; </text:p>
      <text:p text:style-name="P6">x &amp; y </text:p>
      <text:p text:style-name="P6">x ^ y </text:p>
      <text:p text:style-name="P6">x | y </text:p>
      <text:p text:style-name="P6">&lt; &lt;= &gt; &gt;= <text:line-break/>&lt;&gt; != == </text:p>
      <text:p text:style-name="P6">x in iter<text:line-break/>x not in iter</text:p>
      <text:p text:style-name="P6">not <text:span text:style-name="T11">x </text:span></text:p>
      <text:p text:style-name="P6">and </text:p>
      <text:p text:style-name="P6">or </text:p>
      <text:p text:style-name="P6"><text:span text:style-name="T10">lambda</text:span> <text:span text:style-name="T11">x</text:span>, ‥ : <text:span text:style-name="T11">expr</text:span></text:p>
      <text:p text:style-name="Text_20_body"><text:span text:style-name="T11">expr</text:span><text:span text:style-name="T14"> </text:span>if<text:span text:style-name="T14"> </text:span><text:span text:style-name="T11">cond</text:span><text:span text:style-name="T14"> </text:span>else<text:span text:style-name="T14"> </text:span><text:span text:style-name="T11">expr</text:span></text:p>
      <text:p text:style-name="P28"><text:span text:style-name="T16">[</text:span><text:span text:style-name="T12">x</text:span> for <text:span text:style-name="T12">x</text:span> in <text:span text:style-name="T12">iterable</text:span><text:span text:style-name="T14"> if </text:span><text:span text:style-name="T12">cond</text:span><text:span text:style-name="T15">]</text:span></text:p>
      <text:p text:style-name="P26"><text:span text:style-name="T16">(</text:span><text:span text:style-name="T12">x</text:span> for <text:span text:style-name="T12">x</text:span> in <text:span text:style-name="T12">iterable</text:span> if <text:span text:style-name="T12">cond</text:span><text:span text:style-name="T16">)</text:span></text:p>
      <text:h text:style-name="P29" text:outline-level="2">Common attribut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__doc__</text:p>
          </table:table-cell>
          <table:table-cell table:style-name="Table2.A1" office:value-type="string">
            <text:p text:style-name="P8">Doc string</text:p>
          </table:table-cell>
        </table:table-row>
        <table:table-row>
          <table:table-cell table:style-name="Table2.A1" office:value-type="string">
            <text:p text:style-name="P8">__dict__</text:p>
          </table:table-cell>
          <table:table-cell table:style-name="Table2.A1" office:value-type="string">
            <text:p text:style-name="P27">Module, class or instance namespace</text:p>
          </table:table-cell>
        </table:table-row>
        <table:table-row>
          <table:table-cell table:style-name="Table2.A1" office:value-type="string">
            <text:p text:style-name="P8">__file__</text:p>
          </table:table-cell>
          <table:table-cell table:style-name="Table2.A1" office:value-type="string">
            <text:p text:style-name="P27">pathname of module (if available)</text:p>
          </table:table-cell>
        </table:table-row>
        <table:table-row>
          <table:table-cell table:style-name="Table2.A1" office:value-type="string">
            <text:p text:style-name="P8">__name__</text:p>
          </table:table-cell>
          <table:table-cell table:style-name="Table2.A1" office:value-type="string">
            <text:p text:style-name="P27">module, class, or function name</text:p>
          </table:table-cell>
        </table:table-row>
      </table:table>
      <text:p text:style-name="P5"/>
      <text:h text:style-name="P30" text:outline-level="2">Types </text:h>
      <text:section text:style-name="Sect1" text:name="Section4">
        <text:section text:style-name="Sect4" text:name="Section13">
          <text:p text:style-name="Table_20_Contents"><text:span text:style-name="T10">bool</text:span></text:p>
          <text:p text:style-name="Table_20_Contents"><text:span text:style-name="T10">buffer</text:span></text:p>
          <text:p text:style-name="Table_20_Contents"><text:span text:style-name="T10">complex</text:span></text:p>
          <text:p text:style-name="Table_20_Contents"><text:span text:style-name="T10">float</text:span></text:p>
          <text:p text:style-name="Table_20_Contents"><text:span text:style-name="T10">int</text:span></text:p>
          <text:p text:style-name="Table_20_Contents"><text:span text:style-name="T10">long</text:span></text:p>
          <text:p text:style-name="Table_20_Contents"><text:span text:style-name="T10">str</text:span></text:p>
          <text:p text:style-name="Table_20_Contents"><text:span text:style-name="T10">unicode</text:span></text:p>
          <text:p text:style-name="Table_20_Contents"><text:span text:style-name="T10">tuple</text:span></text:p>
          <text:p text:style-name="Table_20_Contents"><text:span text:style-name="T10">type</text:span></text:p>
          <text:p text:style-name="Standard"><text:span text:style-name="T10">dict</text:span></text:p>
          <text:p text:style-name="Standard"><text:span text:style-name="T10">list</text:span></text:p>
          <text:p text:style-name="Standard"><text:span text:style-name="T10">object</text:span></text:p>
          <text:p text:style-name="Standard"><text:span text:style-name="T10">set</text:span></text:p>
          <text:p text:style-name="Standard"><text:span text:style-name="T10">frozenset</text:span></text:p>
          <text:p text:style-name="Standard"><text:span text:style-name="T10">slice</text:span></text:p>
        </text:section>
        <text:p text:style-name="Standard"><text:span text:style-name="T10">None False True Ellipsis</text:span></text:p>
      </text:section>
      <text:h text:style-name="Heading_20_2" text:outline-level="2">Functions </text:h>
      <text:section text:style-name="Sect2" text:name="Section1">
        <text:p text:style-name="P11">abs</text:p>
        <text:p text:style-name="P11">bin </text:p>
        <text:p text:style-name="P11">chr </text:p>
        <text:p text:style-name="P11">coerce </text:p>
        <text:p text:style-name="P11">cmp </text:p>
        <text:p text:style-name="P11">dir </text:p>
        <text:p text:style-name="P11">divmod </text:p>
        <text:p text:style-name="P11">eval </text:p>
        <text:p text:style-name="P11">file </text:p>
        <text:p text:style-name="P11">hash </text:p>
        <text:p text:style-name="P11">hex </text:p>
        <text:p text:style-name="P11">input </text:p>
        <text:p text:style-name="P11">max <text:tab/>min </text:p>
        <text:p text:style-name="P11">oct </text:p>
        <text:p text:style-name="P11">open </text:p>
        <text:p text:style-name="P11">ord </text:p>
        <text:p text:style-name="P11">pow </text:p>
        <text:p text:style-name="P11">raw_input </text:p>
        <text:p text:style-name="P11">repr </text:p>
        <text:p text:style-name="P11">round </text:p>
        <text:p text:style-name="P11">sum </text:p>
        <text:p text:style-name="P11">unichr</text:p>
      </text:section>
      <text:h text:style-name="Heading_20_2" text:outline-level="2">Sequence functions </text:h>
      <text:section text:style-name="Sect2" text:name="Section2">
        <text:p text:style-name="P11">all </text:p>
        <text:p text:style-name="P11">any </text:p>
        <text:p text:style-name="P11">apply </text:p>
        <text:p text:style-name="P11">enumerate </text:p>
        <text:p text:style-name="P11">filter </text:p>
        <text:p text:style-name="P11">iter </text:p>
        <text:p text:style-name="P11">len </text:p>
        <text:p text:style-name="P11">map </text:p>
        <text:p text:style-name="P11">next </text:p>
        <text:p text:style-name="P11">range </text:p>
        <text:p text:style-name="P11">reduce </text:p>
        <text:p text:style-name="P11">reversed </text:p>
        <text:p text:style-name="P11">sorted </text:p>
        <text:p text:style-name="P11">xrange </text:p>
        <text:p text:style-name="P11">zip</text:p>
      </text:section>
      <text:h text:style-name="Heading_20_2" text:outline-level="2">Introspection functions </text:h>
      <text:section text:style-name="Sect2" text:name="Section3">
        <text:p text:style-name="P11">callable</text:p>
        <text:p text:style-name="P11">classmethod</text:p>
        <text:p text:style-name="P11">compile</text:p>
        <text:p text:style-name="P11">delattr</text:p>
        <text:p text:style-name="P11">execfile</text:p>
        <text:p text:style-name="P11">getattr</text:p>
        <text:p text:style-name="P11">hasattr</text:p>
        <text:p text:style-name="P11">globals</text:p>
        <text:p text:style-name="P11">id</text:p>
        <text:p text:style-name="P11">intern </text:p>
        <text:p text:style-name="P11">isinstance </text:p>
        <text:p text:style-name="P11">issubclass </text:p>
        <text:p text:style-name="P11">locals </text:p>
        <text:p text:style-name="P11">property</text:p>
        <text:p text:style-name="P11">reload </text:p>
        <text:p text:style-name="P11">setattr</text:p>
        <text:p text:style-name="P11">staticmethod</text:p>
        <text:p text:style-name="P11">super </text:p>
        <text:p text:style-name="P3"><text:span text:style-name="T10">vars </text:span></text:p>
      </text:section>
      <text:h text:style-name="P30" text:outline-level="2"><text:soft-page-break/>String methods</text:h>
      <text:p text:style-name="Standard"><text:span text:style-name="T19">capitalize</text:span><text:span text:style-name="T18">()</text:span></text:p>
      <text:p text:style-name="Standard"><text:span text:style-name="T19">center</text:span><text:span text:style-name="T18">(width[, fillchar])</text:span></text:p>
      <text:p text:style-name="Standard"><text:span text:style-name="T19">count</text:span><text:span text:style-name="T18">(sub[, start[, end]])</text:span></text:p>
      <text:p text:style-name="Standard"><text:span text:style-name="T19">decode</text:span><text:span text:style-name="T18">([encoding[, errors]])</text:span></text:p>
      <text:p text:style-name="Standard"><text:span text:style-name="T19">encode</text:span><text:span text:style-name="T18">([encoding[, errors]])</text:span></text:p>
      <text:p text:style-name="Standard"><text:span text:style-name="T19">endswith</text:span><text:span text:style-name="T18">(suffix[, start[, stop]])</text:span></text:p>
      <text:p text:style-name="Standard"><text:span text:style-name="T19">expandtabs</text:span><text:span text:style-name="T18">([tabsize])</text:span></text:p>
      <text:p text:style-name="Standard"><text:span text:style-name="T19">find</text:span><text:span text:style-name="T18">(sub[, start[, stop]])</text:span></text:p>
      <text:p text:style-name="P20"><text:span text:style-name="T19">format</text:span><text:span text:style-name="T18">(format_string, *args, **kwargs)</text:span></text:p>
      <text:p text:style-name="Standard"><text:span text:style-name="T19">index</text:span><text:span text:style-name="T18">(sub[, start[, stop]])</text:span></text:p>
      <text:section text:style-name="Sect3" text:name="Section11">
        <text:p text:style-name="Standard"><text:span text:style-name="T19">isalnum</text:span><text:span text:style-name="T18">()</text:span></text:p>
        <text:p text:style-name="Standard"><text:span text:style-name="T19">isalpha</text:span><text:span text:style-name="T18">()</text:span></text:p>
        <text:p text:style-name="Standard"><text:span text:style-name="T19">isdecimal</text:span><text:span text:style-name="T18">() </text:span><text:span text:style-name="T20">†</text:span></text:p>
        <text:p text:style-name="Standard"><text:span text:style-name="T19">isdigit</text:span><text:span text:style-name="T18">()</text:span></text:p>
        <text:p text:style-name="Standard"><text:span text:style-name="T19">islower</text:span><text:span text:style-name="T18">()</text:span></text:p>
        <text:p text:style-name="Standard"><text:span text:style-name="T19">isnumeric</text:span><text:span text:style-name="T18">() </text:span><text:span text:style-name="T20">†</text:span></text:p>
        <text:p text:style-name="Standard"><text:span text:style-name="T19">isspace</text:span><text:span text:style-name="T18">()</text:span></text:p>
        <text:p text:style-name="Standard"><text:span text:style-name="T19">istitle</text:span><text:span text:style-name="T18">()</text:span></text:p>
        <text:p text:style-name="Standard"><text:span text:style-name="T19">isupper</text:span><text:span text:style-name="T18">() </text:span></text:p>
        <text:p text:style-name="P17"><text:span text:style-name="T20">† Unicode only</text:span></text:p>
      </text:section>
      <text:p text:style-name="Standard"><text:span text:style-name="T19">join</text:span><text:span text:style-name="T18">(seq)</text:span></text:p>
      <text:p text:style-name="Standard"><text:span text:style-name="T19">ljust</text:span><text:span text:style-name="T18">(width[, fillchar])</text:span></text:p>
      <text:p text:style-name="Standard"><text:span text:style-name="T19">lower</text:span><text:span text:style-name="T18">()</text:span></text:p>
      <text:p text:style-name="Standard"><text:span text:style-name="T19">lstrip</text:span><text:span text:style-name="T18">([chars])</text:span></text:p>
      <text:p text:style-name="Standard"><text:span text:style-name="T19">partition</text:span><text:span text:style-name="T18">(sep)</text:span></text:p>
      <text:p text:style-name="Standard"><text:span text:style-name="T19">replace</text:span><text:span text:style-name="T18">(old, new[, count])</text:span></text:p>
      <text:p text:style-name="Standard"><text:span text:style-name="T19">rfind</text:span><text:span text:style-name="T18">(sub[, start[, stop]])</text:span></text:p>
      <text:p text:style-name="Standard"><text:span text:style-name="T19">rindex</text:span><text:span text:style-name="T18">(sub[, start[, stop]])</text:span></text:p>
      <text:p text:style-name="Standard"><text:span text:style-name="T19">rjust</text:span><text:span text:style-name="T18">(width[, fillchar])</text:span></text:p>
      <text:p text:style-name="Standard"><text:span text:style-name="T19">rpartition</text:span><text:span text:style-name="T18">(sep)</text:span></text:p>
      <text:p text:style-name="Standard"><text:span text:style-name="T19">rsplit</text:span><text:span text:style-name="T18">(sep[, maxsplit])</text:span></text:p>
      <text:p text:style-name="Standard"><text:span text:style-name="T19">rstrip</text:span><text:span text:style-name="T18">([chars])</text:span></text:p>
      <text:p text:style-name="Standard"><text:span text:style-name="T19">splitlines</text:span><text:span text:style-name="T18">([keepends])</text:span></text:p>
      <text:p text:style-name="Standard"><text:span text:style-name="T19">split</text:span><text:span text:style-name="T18">(sep[, maxsplit])</text:span></text:p>
      <text:p text:style-name="Standard"><text:span text:style-name="T19">startswith</text:span><text:span text:style-name="T18">(suffix[, start[, stop]])</text:span></text:p>
      <text:p text:style-name="P15"><text:span text:style-name="T19">strip</text:span><text:span text:style-name="T18">([chars])</text:span></text:p>
      <text:p text:style-name="P15"><text:span text:style-name="T19">swapcase</text:span><text:span text:style-name="T18">()</text:span></text:p>
      <text:p text:style-name="P15"><text:span text:style-name="T18"></text:span><text:span text:style-name="T19">title</text:span><text:span text:style-name="T18">()<text:tab/></text:span></text:p>
      <text:p text:style-name="Standard"><text:span text:style-name="T19">translate</text:span><text:span text:style-name="T18">(table[, deletechars])</text:span></text:p>
      <text:p text:style-name="P18"><text:span text:style-name="T19">upper</text:span><text:span text:style-name="T18">() <text:tab/></text:span><text:span text:style-name="T19">zfill</text:span><text:span text:style-name="T18">(width)</text:span></text:p>
      <text:h text:style-name="Heading_20_2" text:outline-level="2">String constants </text:h>
      <text:p text:style-name="P12">ascii_letters <text:tab/>ascii_lowercase</text:p>
      <text:p text:style-name="P11">ascii_uppercase</text:p>
      <text:section text:style-name="Sect3" text:name="Section12">
        <text:p text:style-name="P10">digits </text:p>
        <text:p text:style-name="P10">hexdigits </text:p>
        <text:p text:style-name="P10">letters </text:p>
        <text:p text:style-name="P10">lowercase </text:p>
        <text:p text:style-name="P10">octdigits </text:p>
        <text:p text:style-name="P10">printable </text:p>
        <text:p text:style-name="P10">punctuation </text:p>
        <text:p text:style-name="P10">uppercase</text:p>
        <text:p text:style-name="P10">whitespace</text:p>
        <text:p text:style-name="P10"/>
      </text:section>
      <text:h text:style-name="P30" text:outline-level="2">Sequence methods</text:h>
      <text:section text:style-name="Sect2" text:name="Section5">
        <text:p text:style-name="P14"><text:span text:style-name="T8">append</text:span><text:span text:style-name="T1">(x) </text:span><text:span text:style-name="T22">‡</text:span></text:p>
        <text:p text:style-name="P3"><text:span text:style-name="T10">count</text:span>(x)</text:p>
        <text:p text:style-name="P14"><text:span text:style-name="T8">extend</text:span><text:span text:style-name="T1">(t) </text:span><text:span text:style-name="T22">‡</text:span></text:p>
        <text:p text:style-name="P3"><text:span text:style-name="T10">index</text:span>(x)</text:p>
        <text:p text:style-name="P14"><text:span text:style-name="T8">insert</text:span><text:span text:style-name="T1">(i, x) </text:span><text:span text:style-name="T22">‡</text:span></text:p>
        <text:p text:style-name="P14"><text:span text:style-name="T8">pop</text:span><text:span text:style-name="T1">([i]) </text:span><text:span text:style-name="T22">‡</text:span></text:p>
        <text:p text:style-name="P14"><text:span text:style-name="T8">remove</text:span><text:span text:style-name="T1">(x) </text:span><text:span text:style-name="T22">‡</text:span><text:span text:style-name="T1"> </text:span></text:p>
        <text:p text:style-name="P14"><text:span text:style-name="T8">reverse</text:span><text:span text:style-name="T1">() </text:span><text:span text:style-name="T22">‡</text:span></text:p>
        <text:p text:style-name="P19"><text:span text:style-name="T8">sort</text:span><text:span text:style-name="T1">(<text:line-break/>[cmp[, key[, reverse]]]) </text:span><text:span text:style-name="T22">‡</text:span></text:p>
      </text:section>
      <text:p text:style-name="P13"><text:span text:style-name="T22">‡ Lists/mutable sequences only</text:span></text:p>
      <text:h text:style-name="Heading_20_2" text:outline-level="2">Dictionary methods</text:h>
      <text:section text:style-name="Sect2" text:name="Section6">
        <text:p text:style-name="P21"><text:span text:style-name="T10">clear</text:span>()</text:p>
        <text:p text:style-name="P21"><text:span text:style-name="T10">copy</text:span>()</text:p>
        <text:p text:style-name="P21"><text:span text:style-name="T10">fromkeys</text:span>(seq[, value])</text:p>
        <text:p text:style-name="P21"><text:span text:style-name="T10">get</text:span>(key[, default])</text:p>
        <text:p text:style-name="P21"><text:span text:style-name="T10">has_key</text:span>(key)</text:p>
        <text:p text:style-name="P21"><text:span text:style-name="T10">items</text:span>()</text:p>
        <text:p text:style-name="P21"><text:span text:style-name="T10">iteritems</text:span>() </text:p>
        <text:p text:style-name="P21"><text:span text:style-name="T10">iterkeys</text:span>()</text:p>
        <text:p text:style-name="P21"><text:span text:style-name="T10">itervalues</text:span>() </text:p>
        <text:p text:style-name="P21"><text:span text:style-name="T10">keys</text:span>()</text:p>
        <text:p text:style-name="P21"><text:span text:style-name="T10">pop</text:span>(key[, default])</text:p>
        <text:p text:style-name="P21"><text:span text:style-name="T10">popitem</text:span>()</text:p>
        <text:p text:style-name="P21"><text:span text:style-name="T10">setdefault</text:span>(<text:line-break/>key[, default)</text:p>
        <text:p text:style-name="P21"><text:span text:style-name="T10">update</text:span>([other])</text:p>
        <text:p text:style-name="P21"><text:span text:style-name="T10">values</text:span>()</text:p>
      </text:section>
      <text:h text:style-name="Heading_20_2" text:outline-level="2">File object methods</text:h>
      <text:section text:style-name="Sect1" text:name="Section7">
        <text:section text:style-name="Sect2" text:name="Section8">
          <text:p text:style-name="P22"><text:span text:style-name="T10">close</text:span>()</text:p>
          <text:p text:style-name="P23">closed</text:p>
          <text:p text:style-name="P23">encoding</text:p>
          <text:p text:style-name="P23">errors</text:p>
          <text:p text:style-name="P22"><text:span text:style-name="T10">fileno</text:span>() </text:p>
          <text:p text:style-name="P22"><text:span text:style-name="T10">flush</text:span>()</text:p>
          <text:p text:style-name="P22"><text:span text:style-name="T10">isatty</text:span>()</text:p>
          <text:p text:style-name="P23">mode</text:p>
          <text:p text:style-name="P23">name</text:p>
          <text:p text:style-name="P22"><text:span text:style-name="T10">newlines</text:span> </text:p>
          <text:p text:style-name="P22"><text:span text:style-name="T10">next</text:span>()</text:p>
          <text:p text:style-name="P22"><text:span text:style-name="T10">read</text:span>([size])</text:p>
          <text:p text:style-name="P22"><text:span text:style-name="T10">readinto</text:span> </text:p>
          <text:p text:style-name="P22"><text:span text:style-name="T10">readline</text:span>([size])</text:p>
          <text:p text:style-name="P22"><text:span text:style-name="T10">readlines</text:span>(<text:line-break/>[sizehint])</text:p>
          <text:p text:style-name="P22"><text:span text:style-name="T10">seek</text:span>(offset[, whence])</text:p>
          <text:p text:style-name="P22"><text:span text:style-name="T10">softspace</text:span> </text:p>
          <text:p text:style-name="P22"><text:span text:style-name="T10">tell</text:span>()</text:p>
          <text:p text:style-name="P22"><text:span text:style-name="T10">truncate</text:span>([size]) </text:p>
          <text:p text:style-name="P22"><text:span text:style-name="T10">write</text:span>(str)</text:p>
          <text:p text:style-name="P22"><text:span text:style-name="T10">writelines</text:span>(seq)</text:p>
          <text:p text:style-name="P22"><text:span text:style-name="T10">xreadlines</text:span>()</text:p>
        </text:section>
        <text:h text:style-name="Heading_20_2" text:outline-level="2">Set/Frozenset methods</text:h>
        <text:section text:style-name="Sect2" text:name="Section10">
          <text:p text:style-name="P24"><text:span text:style-name="T10">add</text:span>(elem) §</text:p>
          <text:p text:style-name="P24"><text:span text:style-name="T10">clear</text:span>() <text:span text:style-name="T21">§</text:span></text:p>
          <text:p text:style-name="P24"><text:span text:style-name="T10">copy</text:span>()</text:p>
          <text:p text:style-name="P24"><text:span text:style-name="T10">difference</text:span>(oth)</text:p>
          <text:p text:style-name="P24"><text:span text:style-name="T10">discard</text:span>(elem) <text:span text:style-name="T21">§</text:span></text:p>
          <text:p text:style-name="P24"><text:span text:style-name="T10">isdisjoint</text:span>(oth)</text:p>
          <text:p text:style-name="P24"><text:span text:style-name="T10">issubset</text:span>(oth)</text:p>
          <text:p text:style-name="P24"><text:span text:style-name="T10">issuperset</text:span>(oth)</text:p>
          <text:p text:style-name="P24"><text:span text:style-name="T10">pop</text:span>(elem) <text:span text:style-name="T21">§</text:span></text:p>
          <text:p text:style-name="P24"><text:span text:style-name="T10">remove</text:span>(elem) <text:span text:style-name="T21">§</text:span></text:p>
          <text:p text:style-name="P24"><text:span text:style-name="T10">union</text:span>(oth)</text:p>
          <text:p text:style-name="P24"><text:span text:style-name="T10">update</text:span>(oth) <text:span text:style-name="T21">§</text:span></text:p>
        </text:section>
        <text:p text:style-name="P24"><text:span text:style-name="T10">intersection_update</text:span>(oth) <text:span text:style-name="T21">§</text:span></text:p>
        <text:p text:style-name="P24"><text:span text:style-name="T10">symmetric_difference</text:span>(oth)</text:p>
        <text:p text:style-name="P25"><text:span text:style-name="T10">symmetric_difference_update<text:line-break/></text:span>(oth) <text:s/><text:span text:style-name="T21">§<text:tab/>§ Set type only</text:span></text:p>
        <text:h text:style-name="P30" text:outline-level="2">Useful modules</text:h>
        <text:section text:style-name="Sect3" text:name="Section9">
          <text:p text:style-name="P16">collections</text:p>
          <text:p text:style-name="P16">decimal</text:p>
          <text:p text:style-name="P16">datetime</text:p>
          <text:p text:style-name="P16">doctest</text:p>
          <text:p text:style-name="P16">io</text:p>
          <text:p text:style-name="P16">math</text:p>
          <text:p text:style-name="P16">os</text:p>
          <text:p text:style-name="P16">os.path</text:p>
          <text:p text:style-name="P16">string</text:p>
          <text:p text:style-name="P16">sys</text:p>
          <text:p text:style-name="P16">re</text:p>
          <text:p text:style-name="P16">time</text:p>
        </text:section>
      </text:section>
      <text:h text:style-name="Heading_20_2" text:outline-level="2">Exceptions </text:h>
      <text:p text:style-name="P11">Exception ArithmeticError AssertionError AttributeError BaseException <text:s/>EOFError <text:s/>EnvironmentError FloatingPointError <text:s/>GeneratorExit IOError ImportError <text:s/>IndentationError IndexError KeyError KeyboardInterrupt LookupError MemoryError NameError <text:s/>NotImplemented NotImplementedError OSError OverflowError <text:s/>ReferenceError RuntimeError <text:s/>StandardError StopIteration SyntaxError SystemError SystemExit TabError TypeError UnboundLocalError UnicodeDecodeError UnicodeEncodeError UnicodeError UnicodeTranslateError ValueError ZeroDivisionError </text:p>
      <text:h text:style-name="Heading_20_2" text:outline-level="2">Warnings </text:h>
      <text:p text:style-name="P11">Warning DeprecationWarning FutureWarning ImportWarning PendingDeprecationWarning RuntimeWarning SyntaxWarning UnicodeWarning <text:line-break/>UserW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Roman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fo:line-height="110%" fo:background-color="transparent">
        <style:tab-stops>
          <style:tab-stop style:position="1cm"/>
          <style:tab-stop style:position="2cm"/>
          <style:tab-stop style:position="3cm"/>
          <style:tab-stop style:position="4.001cm"/>
        </style:tab-stops>
        <style:background-image/>
      </style:paragraph-properties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>
          <style:tab-stop style:position="9.5cm" style:type="center"/>
          <style:tab-stop style:position="19.001cm" style:type="right"/>
        </style:tab-stops>
        <style:drop-cap/>
        <style:background-image/>
      </style:paragraph-properties>
      <style:text-properties fo:font-variant="normal" fo:text-transform="none" style:font-name="Bitstream Vera Sans" fo:font-size="20pt" style:font-size-asian="10.5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0.1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Python 2.6 Cheatshe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Willmer</meta:initial-creator>
    <meta:creation-date>2008-11-16T14:41:23</meta:creation-date>
    <dc:date>2008-11-17T23:37:46</dc:date>
    <dc:creator>Alex Willmer</dc:creator>
    <meta:editing-duration>PT09H47M59S</meta:editing-duration>
    <meta:editing-cycles>5</meta:editing-cycles>
    <meta:generator>OpenOffice.org/3.0$Linux OpenOffice.org_project/300m9$Build-9358</meta:generator>
    <meta:document-statistic meta:table-count="1" meta:image-count="0" meta:object-count="0" meta:page-count="2" meta:paragraph-count="270" meta:word-count="562" meta:character-count="4324"/>
    <meta:user-defined meta:name="Info 1"/>
    <meta:user-defined meta:name="Info 2"/>
    <meta:user-defined meta:name="Info 3"/>
    <meta:user-defined meta:name="Info 4"/>
  </office:meta>
</office:document-meta>
</file>